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ackground-color="#2B2B2B"/>
    </style:style>
    <style:style style:name="T3" style:parent-style-name="Основнойшрифтабзаца" style:family="text">
      <style:text-properties style:font-name="JetBrains Mono" fo:color="#808080" fo:font-size="10pt" style:font-size-asian="10pt"/>
    </style:style>
    <style:style style:name="T4" style:parent-style-name="Основнойшрифтабзаца" style:family="text">
      <style:text-properties style:font-name="JetBrains Mono" fo:color="#808080" fo:font-size="10pt" style:font-size-asian="10pt"/>
    </style:style>
    <style:style style:name="T5" style:parent-style-name="Основнойшрифтабзаца" style:family="text">
      <style:text-properties style:font-name="JetBrains Mono" fo:color="#808080" fo:font-size="10pt" style:font-size-asian="10pt"/>
    </style:style>
    <style:style style:name="T6" style:parent-style-name="Основнойшрифтабзаца" style:family="text">
      <style:text-properties style:font-name="JetBrains Mono" fo:color="#A9B7C6" fo:font-size="10pt" style:font-size-asian="10pt"/>
    </style:style>
    <style:style style:name="T7" style:parent-style-name="Основнойшрифтабзаца" style:family="text">
      <style:text-properties style:font-name="JetBrains Mono" fo:color="#6A8759" fo:font-size="10pt" style:font-size-asian="10pt"/>
    </style:style>
    <style:style style:name="T8" style:parent-style-name="Основнойшрифтабзаца" style:family="text">
      <style:text-properties style:font-name="JetBrains Mono" fo:color="#8888C6" fo:font-size="10pt" style:font-size-asian="10pt"/>
    </style:style>
    <style:style style:name="T9" style:parent-style-name="Основнойшрифтабзаца" style:family="text">
      <style:text-properties style:font-name="JetBrains Mono" fo:color="#A9B7C6" fo:font-size="10pt" style:font-size-asian="10pt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paragraph-properties fo:background-color="#2B2B2B"/>
    </style:style>
    <style:style style:name="T13" style:parent-style-name="Основнойшрифтабзаца" style:family="text">
      <style:text-properties style:font-name="JetBrains Mono" fo:color="#808080" fo:font-size="10pt" style:font-size-asian="10pt"/>
    </style:style>
    <style:style style:name="T14" style:parent-style-name="Основнойшрифтабзаца" style:family="text">
      <style:text-properties style:font-name="JetBrains Mono" fo:color="#808080" fo:font-size="10pt" style:font-size-asian="10pt"/>
    </style:style>
    <style:style style:name="T15" style:parent-style-name="Основнойшрифтабзаца" style:family="text">
      <style:text-properties style:font-name="JetBrains Mono" fo:color="#808080" fo:font-size="10pt" style:font-size-asian="10pt"/>
    </style:style>
    <style:style style:name="T16" style:parent-style-name="Основнойшрифтабзаца" style:family="text">
      <style:text-properties style:font-name="JetBrains Mono" fo:color="#A9B7C6" fo:font-size="10pt" style:font-size-asian="10pt"/>
    </style:style>
    <style:style style:name="T17" style:parent-style-name="Основнойшрифтабзаца" style:family="text">
      <style:text-properties style:font-name="JetBrains Mono" fo:color="#6A8759" fo:font-size="10pt" style:font-size-asian="10pt"/>
    </style:style>
    <style:style style:name="T18" style:parent-style-name="Основнойшрифтабзаца" style:family="text">
      <style:text-properties style:font-name="JetBrains Mono" fo:color="#6A8759" fo:font-size="10pt" style:font-size-asian="10pt"/>
    </style:style>
    <style:style style:name="T19" style:parent-style-name="Основнойшрифтабзаца" style:family="text">
      <style:text-properties style:font-name="JetBrains Mono" fo:color="#A9B7C6" fo:font-size="10pt" style:font-size-asian="10pt"/>
    </style:style>
    <style:style style:name="T20" style:parent-style-name="Основнойшрифтабзаца" style:family="text">
      <style:text-properties style:font-name="JetBrains Mono" fo:color="#A9B7C6" fo:font-size="10pt" style:font-size-asian="10pt"/>
    </style:style>
    <style:style style:name="T21" style:parent-style-name="Основнойшрифтабзаца" style:family="text">
      <style:text-properties style:font-name="JetBrains Mono" fo:color="#6897BB" fo:font-size="10pt" style:font-size-asian="10pt"/>
    </style:style>
    <style:style style:name="T22" style:parent-style-name="Основнойшрифтабзаца" style:family="text">
      <style:text-properties style:font-name="JetBrains Mono" fo:color="#A9B7C6" fo:font-size="10pt" style:font-size-asian="10pt"/>
    </style:style>
    <style:style style:name="T23" style:parent-style-name="Основнойшрифтабзаца" style:family="text">
      <style:text-properties style:font-name="JetBrains Mono" fo:color="#8888C6" fo:font-size="10pt" style:font-size-asian="10pt"/>
    </style:style>
    <style:style style:name="T24" style:parent-style-name="Основнойшрифтабзаца" style:family="text">
      <style:text-properties style:font-name="JetBrains Mono" fo:color="#A9B7C6" fo:font-size="10pt" style:font-size-asian="10pt"/>
    </style:style>
    <style:style style:name="T25" style:parent-style-name="Основнойшрифтабзаца" style:family="text">
      <style:text-properties style:font-name="JetBrains Mono" fo:color="#6A8759" fo:font-size="10pt" style:font-size-asian="10pt"/>
    </style:style>
    <style:style style:name="T26" style:parent-style-name="Основнойшрифтабзаца" style:family="text">
      <style:text-properties style:font-name="JetBrains Mono" fo:color="#A9B7C6" fo:font-size="10pt" style:font-size-asian="10pt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</office:automatic-styles>
  <office:body>
    <office:text text:use-soft-page-breaks="true">
      <text:p text:style-name="P1">Практическое занятие №<text:s/>7</text:p>
      <text:p text:style-name="Standard">Тема: Составление программ со строками в IDE PyCharm Community.</text:p>
      <text:p text:style-name="Standard">Цель: закрепить усвоенные знания, понятия, алгоритмы, основные принципы составления программ,<text:s/>приобрести навыки составление программ со строками в IDE PyCharm Community.</text:p>
      <text:p text:style-name="Standard">Постановка задачи:</text:p>
      <text:p text:style-name="Standard">1. Дана строка. Преобразовать в ней все строчные буквы (как латинские, так и русские) в прописные, а прописные — в строчные.</text:p>
      <text:p text:style-name="Standard">2. Дана строка, состоящая из русских<text:s/>слов, разделенных пробелами (одним или несколькими). Вывести строку, содержащую эти же слова, разделенные одним пробелом и расположенные в обратном порядке.</text:p>
      <text:p text:style-name="Standard">Тип алгоритма: с ветвлениями.</text:p>
      <text:p text:style-name="Standard">Текст программы:</text:p>
      <text:p text:style-name="P2"><text:span text:style-name="T3"># Дана строка. Преобразовать в ней все строчные бук</text:span><text:span text:style-name="T4">вы (как латинские, так и русские)</text:span><text:line-break/><text:span text:style-name="T5"># в прописные, а прописные — в строчные.</text:span><text:line-break/><text:line-break/><text:span text:style-name="T6">st =<text:s/></text:span><text:span text:style-name="T7">'Я люБлю ПрЕдмет ОсНоВы алгоритмизации и ПРОГРАММИРОВАННИЯ'</text:span><text:line-break/><text:span text:style-name="T8">print</text:span><text:span text:style-name="T9">(st.swapcase())</text:span></text:p>
      <text:p text:style-name="Standard">я ЛЮбЛЮ пРеДМЕТ оСнОвЫ АЛГОРИТМИЗАЦИИ И программированния</text:p>
      <text:p text:style-name="Standard"/>
      <text:p text:style-name="P10">Process finished with exit code 0</text:p>
      <text:p text:style-name="P11"/>
      <text:p text:style-name="P12"><text:span text:style-name="T13"># Дана строка, состоящая из русских слов, разделенных пробелами (одним или</text:span><text:line-break/><text:span text:style-name="T14"># несколькими). Вывести строку, содержащую эти же слова, разделенные одним</text:span><text:line-break/><text:span text:style-name="T15"># пробелом и расположенные в обратном порядке.</text:span><text:line-break/><text:span text:style-name="T16">st =<text:s/></text:span><text:span text:style-name="T17">"Я <text:s text:c="4"/>люблю предмет Основы <text:s text:c="2"/>алгоритмизации и <text:s text:c="3"/>прог</text:span><text:span text:style-name="T18">раммирования"</text:span><text:line-break/><text:span text:style-name="T19">st1 = st.split()</text:span><text:line-break/><text:span text:style-name="T20">st2 = st1[::-</text:span><text:span text:style-name="T21">1</text:span><text:span text:style-name="T22">]</text:span><text:line-break/><text:span text:style-name="T23">print</text:span><text:span text:style-name="T24">(</text:span><text:span text:style-name="T25">" "</text:span><text:span text:style-name="T26">.join(st2))</text:span></text:p>
      <text:p text:style-name="Standard">программирования и алгоритмизации Основы предмет люблю Я</text:p>
      <text:p text:style-name="Standard"/>
      <text:p text:style-name="P27">Process finished with exit code 0</text:p>
      <text:p text:style-name="P28"/>
      <text:p text:style-name="Standard">Вывод: в процессе выполнения практического занятия выработала навыки cоставление программ со строками в IDE PyCharm Community.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JetBrains Mono" svg:font-family="JetBrains Mono" style:font-family-generic="roman" style:font-pitch="variable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 Boyarshinov</meta:initial-creator>
    <dc:creator>Учетная запись Майкрософт</dc:creator>
    <meta:creation-date>2008-09-02T15:39:00Z</meta:creation-date>
    <dc:date>2024-05-31T20:37:00Z</dc:date>
    <meta:template xlink:href="Normal.dotm" xlink:type="simple"/>
    <meta:editing-cycles>3</meta:editing-cycles>
    <meta:editing-duration>PT30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41" meta:character-count="1618" meta:row-count="11" meta:non-whitespace-character-count="1380"/>
  </office:meta>
</office:document-meta>
</file>